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4.342cm" fo:min-width="22.863cm"/>
    </style:style>
    <style:style style:name="gr2" style:family="graphic" style:parent-style-name="standard">
      <style:graphic-properties svg:stroke-color="#59595c" draw:fill-color="#8dc544" draw:opacity="5%" draw:textarea-horizontal-align="justify" draw:textarea-vertical-align="middle" draw:auto-grow-height="false" fo:min-height="14.368cm" fo:min-width="22.863cm"/>
      <style:paragraph-properties style:writing-mode="lr-tb"/>
    </style:style>
    <style:style style:name="gr3" style:family="graphic" style:parent-style-name="standard">
      <style:graphic-properties svg:stroke-color="#59595c" draw:fill-color="#3a93d0" draw:opacity="100%" draw:textarea-horizontal-align="justify" draw:textarea-vertical-align="middle" draw:auto-grow-height="false" fo:min-height="6.445cm" fo:min-width="2.096cm"/>
    </style:style>
    <style:style style:name="gr4" style:family="graphic" style:parent-style-name="standard">
      <style:graphic-properties svg:stroke-color="#59595c" draw:fill-color="#f26f25" draw:opacity="100%" draw:textarea-horizontal-align="justify" draw:textarea-vertical-align="middle" draw:auto-grow-height="false" fo:min-height="4.396cm" fo:min-width="2.09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2.036cm"/>
      <style:paragraph-properties style:writing-mode="lr-tb"/>
    </style:style>
    <style:style style:name="gr6" style:family="graphic" style:parent-style-name="standard">
      <style:graphic-properties svg:stroke-color="#59595c" draw:fill-color="#8dc544" draw:opacity="100%" draw:textarea-horizontal-align="justify" draw:textarea-vertical-align="middle" draw:auto-grow-height="false" fo:min-height="14.368cm" fo:min-width="2.096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41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181cm"/>
      <style:paragraph-properties style:writing-mode="lr-tb"/>
    </style:style>
    <style:style style:name="gr9" style:family="graphic" style:parent-style-name="standard">
      <style:graphic-properties svg:stroke-color="#59595c" draw:fill-color="#f26f25" draw:opacity="10%" draw:textarea-horizontal-align="justify" draw:textarea-vertical-align="middle" draw:auto-grow-height="false" fo:min-height="4.396cm" fo:min-width="22.863cm"/>
      <style:paragraph-properties style:writing-mode="lr-tb"/>
    </style:style>
    <style:style style:name="gr10" style:family="graphic" style:parent-style-name="standard">
      <style:graphic-properties svg:stroke-color="#59595c" draw:fill-color="#3a93d0" draw:opacity="10%" draw:textarea-horizontal-align="justify" draw:textarea-vertical-align="middle" draw:auto-grow-height="false" fo:min-height="5.078cm" fo:min-width="22.863cm"/>
      <style:paragraph-properties style:writing-mode="lr-tb"/>
    </style:style>
    <style:style style:name="gr11" style:family="graphic" style:parent-style-name="standard">
      <style:graphic-properties svg:stroke-color="#59595c" draw:fill="none" draw:textarea-horizontal-align="justify" draw:textarea-vertical-align="middle" draw:auto-grow-height="false" fo:min-height="2.756cm" fo:min-width="8.927cm"/>
    </style:style>
    <style:style style:name="gr12" style:family="graphic" style:parent-style-name="standard">
      <style:graphic-properties draw:stroke="none" svg:stroke-color="#000000" draw:fill="none" draw:fill-color="#ffffff" fo:min-height="1.249cm"/>
      <style:paragraph-properties style:writing-mode="lr-tb"/>
    </style:style>
    <style:style style:name="gr13" style:family="graphic" style:parent-style-name="standard">
      <style:graphic-properties svg:stroke-color="#59595c" draw:fill="none" draw:textarea-horizontal-align="justify" draw:textarea-vertical-align="middle" draw:auto-grow-height="false" fo:min-height="2.755cm" fo:min-width="8.79cm"/>
    </style:style>
    <style:style style:name="gr14" style:family="graphic" style:parent-style-name="standard">
      <style:graphic-properties svg:stroke-color="#59595c" draw:fill-color="#168253" draw:opacity="20%" draw:textarea-horizontal-align="justify" draw:textarea-vertical-align="middle" draw:auto-grow-height="false" fo:min-height="0.296cm" fo:min-width="5.37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3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404cm"/>
      <style:paragraph-properties style:writing-mode="lr-tb"/>
    </style:style>
    <style:style style:name="gr17" style:family="graphic" style:parent-style-name="standard">
      <style:graphic-properties svg:stroke-color="#59595c" draw:fill="none" draw:textarea-horizontal-align="justify" draw:textarea-vertical-align="middle" draw:auto-grow-height="false" fo:min-height="2.756cm" fo:min-width="8.79cm"/>
    </style:style>
    <style:style style:name="gr18" style:family="graphic" style:parent-style-name="standard">
      <style:graphic-properties draw:stroke="none" svg:stroke-color="#000000" draw:fill="none" draw:fill-color="#ffffff" fo:min-height="2.483cm"/>
      <style:paragraph-properties style:writing-mode="lr-tb"/>
    </style:style>
    <style:style style:name="gr19" style:family="graphic" style:parent-style-name="standard">
      <style:graphic-properties svg:stroke-color="#59595c" draw:fill-color="#ff7b59" draw:opacity="20%" draw:textarea-horizontal-align="justify" draw:textarea-vertical-align="middle" draw:auto-grow-height="false" fo:min-height="0.297cm" fo:min-width="5.37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827cm"/>
      <style:paragraph-properties style:writing-mode="lr-tb"/>
    </style:style>
    <style:style style:name="gr21" style:family="graphic" style:parent-style-name="standard">
      <style:graphic-properties svg:stroke-color="#59595c" draw:fill="none" draw:textarea-horizontal-align="justify" draw:textarea-vertical-align="middle" draw:auto-grow-height="false" fo:min-height="2.756cm" fo:min-width="8.791cm"/>
    </style:style>
    <style:style style:name="gr22" style:family="graphic" style:parent-style-name="standard">
      <style:graphic-properties draw:stroke="none" svg:stroke-color="#000000" draw:fill="none" draw:fill-color="#ffffff" fo:min-height="2.419cm"/>
      <style:paragraph-properties style:writing-mode="lr-tb"/>
    </style:style>
    <style:style style:name="gr23" style:family="graphic" style:parent-style-name="standard">
      <style:graphic-properties svg:stroke-color="#59595c" draw:fill-color="#8d1d75" draw:opacity="20%" draw:textarea-horizontal-align="justify" draw:textarea-vertical-align="middle" draw:auto-grow-height="false" fo:min-height="0.296cm" fo:min-width="5.3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62cm"/>
      <style:paragraph-properties style:writing-mode="lr-tb"/>
    </style:style>
    <style:style style:name="gr25" style:family="graphic" style:parent-style-name="standard">
      <style:graphic-properties svg:stroke-color="#59595c" draw:fill="none" draw:textarea-horizontal-align="justify" draw:textarea-vertical-align="middle" draw:auto-grow-height="false" fo:min-height="3.175cm" fo:min-width="8.79cm"/>
    </style:style>
    <style:style style:name="gr26" style:family="graphic" style:parent-style-name="standard">
      <style:graphic-properties svg:stroke-color="#59595c" draw:fill-color="#3a93d0" draw:opacity="20%" draw:textarea-horizontal-align="justify" draw:textarea-vertical-align="middle" draw:auto-grow-height="false" fo:min-height="0.296cm" fo:min-width="6.87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2.98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29" style:family="graphic" style:parent-style-name="standard">
      <style:graphic-properties svg:stroke-color="#59595c" draw:fill="none" draw:textarea-horizontal-align="justify" draw:textarea-vertical-align="middle" draw:auto-grow-height="false" fo:min-height="3.175cm" fo:min-width="8.791cm"/>
    </style:style>
    <style:style style:name="gr30" style:family="graphic" style:parent-style-name="standard">
      <style:graphic-properties draw:stroke="none" svg:stroke-color="#000000" draw:fill="none" draw:fill-color="#ffffff" fo:min-height="1.74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gr32" style:family="graphic" style:parent-style-name="standard">
      <style:graphic-properties svg:stroke-color="#59595c" draw:fill="none" draw:textarea-horizontal-align="justify" draw:textarea-vertical-align="middle" draw:auto-grow-height="false" fo:min-height="2.762cm" fo:min-width="8.79cm"/>
    </style:style>
    <style:style style:name="gr33" style:family="graphic" style:parent-style-name="standard">
      <style:graphic-properties svg:stroke-color="#59595c" draw:fill-color="#8dc544" draw:opacity="20%" draw:textarea-horizontal-align="justify" draw:textarea-vertical-align="middle" draw:auto-grow-height="false" fo:min-height="0.225cm" fo:min-width="5.37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2.40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8dc544" draw:opacity="50%" fo:min-height="0.718cm"/>
      <style:paragraph-properties style:writing-mode="lr-tb"/>
    </style:style>
    <style:style style:name="gr37" style:family="graphic" style:parent-style-name="standard">
      <style:graphic-properties svg:stroke-color="#59595c" draw:fill="none" draw:textarea-horizontal-align="justify" draw:textarea-vertical-align="middle" draw:auto-grow-height="false" fo:min-height="0.718cm" fo:min-width="8.79cm"/>
    </style:style>
    <style:style style:name="gr38" style:family="graphic" style:parent-style-name="standard">
      <style:graphic-properties draw:stroke="none" svg:stroke-color="#000000" draw:fill="none" draw:fill-color="#8dc544" draw:opacity="50%" fo:min-height="0.613cm"/>
      <style:paragraph-properties style:writing-mode="lr-tb"/>
    </style:style>
    <style:style style:name="gr39" style:family="graphic" style:parent-style-name="standard">
      <style:graphic-properties svg:stroke-color="#59595c" draw:fill-color="#59595c" draw:opacity="99%" draw:textarea-horizontal-align="justify" draw:textarea-vertical-align="middle" draw:auto-grow-height="false" fo:min-height="0.46cm" fo:min-width="0cm"/>
    </style:style>
    <style:style style:name="gr40" style:family="graphic" style:parent-style-name="objectwithoutfill">
      <style:graphic-properties svg:stroke-color="#59595c" draw:marker-end="Rounded_20_short_20_Arrow" draw:marker-end-width="0.3cm" draw:fill="solid" draw:textarea-vertical-align="middle"/>
    </style:style>
    <style:style style:name="gr41" style:family="graphic" style:parent-style-name="standard">
      <style:graphic-properties draw:stroke="none" svg:stroke-color="#000000" draw:fill="none" draw:fill-color="#8dc544" draw:opacity="50%" fo:min-height="0cm"/>
      <style:paragraph-properties style:writing-mode="lr-tb"/>
    </style:style>
    <style:style style:name="gr42" style:family="graphic" style:parent-style-name="standard">
      <style:graphic-properties svg:stroke-color="#59595c" draw:fill="none" draw:textarea-horizontal-align="justify" draw:textarea-vertical-align="middle" draw:auto-grow-height="false" fo:min-height="0.57cm" fo:min-width="8.79cm"/>
    </style:style>
    <style:style style:name="gr43" style:family="graphic" style:parent-style-name="standard">
      <style:graphic-properties draw:stroke="none" svg:stroke-color="#000000" draw:fill="none" draw:fill-color="#8dc544" draw:opacity="50%" fo:min-height="0.258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8dc544" draw:opacity="5%"/>
      <style:paragraph-properties fo:text-align="center" style:writing-mode="lr-tb"/>
    </style:style>
    <style:style style:name="P3" style:family="paragraph">
      <loext:graphic-properties draw:fill-color="#3a93d0" draw:opacity="100%"/>
      <style:paragraph-properties fo:text-align="center"/>
    </style:style>
    <style:style style:name="P4" style:family="paragraph">
      <loext:graphic-properties draw:fill-color="#f26f25" draw:opacity="100%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DejaVu Sans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DejaVu Sans" fo:font-weight="bold" style:font-weight-asian="bold" style:font-weight-complex="bold"/>
    </style:style>
    <style:style style:name="P7" style:family="paragraph">
      <loext:graphic-properties draw:fill-color="#8dc544" draw:opacity="100%"/>
      <style:paragraph-properties fo:text-align="center" style:writing-mode="lr-tb"/>
    </style:style>
    <style:style style:name="P8" style:family="paragraph">
      <loext:graphic-properties draw:fill-color="#f26f25" draw:opacity="10%"/>
      <style:paragraph-properties fo:text-align="center" style:writing-mode="lr-tb"/>
    </style:style>
    <style:style style:name="P9" style:family="paragraph">
      <loext:graphic-properties draw:fill-color="#3a93d0" draw:opacity="10%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style:font-name="Fira Code1"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style:font-name="Fira Code1" fo:font-size="10pt" style:font-size-asian="10pt" style:font-size-complex="10pt"/>
    </style:style>
    <style:style style:name="P13" style:family="paragraph">
      <style:paragraph-properties fo:text-align="start" style:writing-mode="lr-tb"/>
      <style:text-properties style:font-name="Fira Code1" fo:font-size="9pt" style:font-size-asian="9pt" style:font-size-complex="9pt"/>
    </style:style>
    <style:style style:name="P14" style:family="paragraph">
      <loext:graphic-properties draw:fill-color="#168253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15" style:family="paragraph">
      <style:paragraph-properties style:writing-mode="lr-tb"/>
      <style:text-properties fo:color="#168253" style:font-name="Fira Code1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color="#168253" style:font-name="Fira Code1" fo:font-size="10pt" style:font-size-asian="10pt" style:font-size-complex="10pt"/>
    </style:style>
    <style:style style:name="P17" style:family="paragraph">
      <loext:graphic-properties draw:fill-color="#ff7b59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ed4c05" style:text-outline="false" style:text-line-through-style="none" style:text-line-through-type="none" style:font-name="Fira Code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ed4c05" style:text-outline="false" style:text-line-through-style="none" style:text-line-through-type="none" style:font-name="Fira Code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DejaVu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style:writing-mode="lr-tb"/>
      <style:text-properties fo:color="#8d1d75" style:font-name="Fira Code1" fo:font-size="10pt" style:font-size-asian="10pt" style:font-size-complex="10pt"/>
    </style:style>
    <style:style style:name="P21" style:family="paragraph">
      <loext:graphic-properties draw:fill="none" draw:fill-color="#ffffff"/>
      <style:paragraph-properties style:writing-mode="lr-tb"/>
      <style:text-properties fo:color="#8d1d75" style:font-name="Fira Code1" fo:font-size="10pt" style:font-size-asian="10pt" style:font-size-complex="10pt"/>
    </style:style>
    <style:style style:name="P22" style:family="paragraph">
      <loext:graphic-properties draw:fill-color="#8d1d75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23" style:family="paragraph">
      <loext:graphic-properties draw:fill-color="#3a93d0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24" style:family="paragraph">
      <style:paragraph-properties style:writing-mode="lr-tb"/>
      <style:text-properties fo:color="#3465a4" style:font-name="Fira Code1"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3465a4" style:font-name="Fira Code1" fo:font-size="10pt" style:font-size-asian="10pt" style:font-size-complex="10pt"/>
    </style:style>
    <style:style style:name="P26" style:family="paragraph">
      <loext:graphic-properties draw:fill-color="#8dc544" draw:opacity="20%"/>
      <style:paragraph-properties fo:text-align="start" style:writing-mode="lr-tb"/>
      <style:text-properties style:font-name="Fira Code1" fo:font-size="9pt" style:font-size-asian="9pt" style:font-size-complex="9pt"/>
    </style:style>
    <style:style style:name="P27" style:family="paragraph">
      <style:paragraph-properties style:writing-mode="lr-tb"/>
      <style:text-properties style:font-name="DejaVu Sans Condensed" fo:font-size="9pt" style:font-size-asian="9pt" style:font-size-complex="9pt"/>
    </style:style>
    <style:style style:name="P28" style:family="paragraph">
      <loext:graphic-properties draw:fill="none" draw:fill-color="#8dc544" draw:opacity="50%"/>
      <style:paragraph-properties style:writing-mode="lr-tb"/>
      <style:text-properties style:font-name="DejaVu Sans Condensed" fo:font-size="9pt" style:font-size-asian="9pt" style:font-size-complex="9pt"/>
    </style:style>
    <style:style style:name="P29" style:family="paragraph">
      <style:paragraph-properties style:writing-mode="lr-tb"/>
      <style:text-properties style:font-name="Fira Code1" fo:font-size="9pt" fo:letter-spacing="-0.03cm" style:font-size-asian="9pt" style:font-size-complex="9pt"/>
    </style:style>
    <style:style style:name="P30" style:family="paragraph">
      <loext:graphic-properties draw:fill="none" draw:fill-color="#8dc544" draw:opacity="50%"/>
      <style:paragraph-properties style:writing-mode="lr-tb"/>
      <style:text-properties style:font-name="Fira Code1" fo:font-size="9pt" fo:letter-spacing="-0.03cm" style:font-size-asian="9pt" style:font-size-complex="9pt"/>
    </style:style>
    <style:style style:name="P31" style:family="paragraph">
      <loext:graphic-properties draw:fill-color="#59595c" draw:opacity="99%"/>
      <style:paragraph-properties fo:text-align="center"/>
    </style:style>
    <style:style style:name="P32" style:family="paragraph">
      <loext:graphic-properties draw:fill="solid"/>
      <style:paragraph-properties fo:text-align="center"/>
    </style:style>
    <style:style style:name="T1" style:family="text">
      <style:text-properties style:font-name="DejaVu Sans"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style:font-name="Fira Code1" fo:font-size="9pt" style:font-size-asian="9pt" style:font-size-complex="9pt"/>
    </style:style>
    <style:style style:name="T4" style:family="text">
      <style:text-properties fo:color="#168253"/>
    </style:style>
    <style:style style:name="T5" style:family="text">
      <style:text-properties fo:color="#168253" fo:font-weight="bold" style:font-weight-asian="bold" style:font-weight-complex="bold"/>
    </style:style>
    <style:style style:name="T6" style:family="text">
      <style:text-properties fo:color="#8d1d75"/>
    </style:style>
    <style:style style:name="T7" style:family="text">
      <style:text-properties fo:color="#ed4c05" fo:font-weight="bold" style:font-weight-asian="bold" style:font-weight-complex="bold"/>
    </style:style>
    <style:style style:name="T8" style:family="text">
      <style:text-properties fo:color="#ed4c05"/>
    </style:style>
    <style:style style:name="T9" style:family="text">
      <style:text-properties fo:color="#8d1d75" fo:font-weight="bold" style:font-weight-asian="bold" style:font-weight-complex="bold"/>
    </style:style>
    <style:style style:name="T10" style:family="text">
      <style:text-properties fo:color="#3465a4" fo:font-weight="bold" style:font-weight-asian="bold" style:font-weight-complex="bold"/>
    </style:style>
    <style:style style:name="T11" style:family="text">
      <style:text-properties fo:color="#3465a4"/>
    </style:style>
    <style:style style:name="T12" style:family="text">
      <style:text-properties style:font-name="DejaVu Sans Condensed" fo:font-size="9pt" style:font-size-asian="9pt" style:font-size-complex="9pt"/>
    </style:style>
    <style:style style:name="T13" style:family="text">
      <style:text-properties style:font-name="Fira Code1" fo:font-size="9pt" fo:letter-spacing="-0.03cm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363cm" svg:height="24.592cm" svg:x="-3cm" svg:y="5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363cm" svg:height="14.618cm" svg:x="-3cm" svg:y="10.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92cm" svg:height="7.651cm" svg:x="19.059cm" svg:y="24.8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2.596cm" svg:height="4.646cm" svg:x="20.363cm" svg:y="5.63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25cm" svg:height="2.286cm" draw:transform="rotate (-1.57533418285008) translate (22.81cm 5.327cm)">
          <draw:text-box>
            <text:p text:style-name="P5"><text:span text:style-name="T1">Global</text:span></text:p>
            <text:p text:style-name="P5"><text:span text:style-name="T1">Paramaters</text:span></text:p>
          </draw:text-box>
        </draw:frame>
        <draw:custom-shape draw:style-name="gr6" draw:text-style-name="P7" draw:layer="layout" svg:width="2.596cm" svg:height="14.618cm" svg:x="20.363cm" svg:y="10.2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7.177cm" svg:height="1.725cm" draw:transform="rotate (-1.57550871577528) translate (22.541cm 14.003cm)">
          <draw:text-box>
            <text:p text:style-name="P5"><text:span text:style-name="T1">Group</text:span></text:p>
            <text:p text:style-name="P5"><text:span text:style-name="T1">properti</text:span><text:span text:style-name="T1">es</text:span></text:p>
          </draw:text-box>
        </draw:frame>
        <draw:frame draw:style-name="gr8" draw:text-style-name="P6" draw:layer="layout" svg:width="6.4cm" svg:height="1.725cm" draw:transform="rotate (-1.57550871577528) translate (22.533cm 24.653cm)">
          <draw:text-box>
            <text:p text:style-name="P5"><text:span text:style-name="T1">Node</text:span></text:p>
            <text:p text:style-name="P5"><text:span text:style-name="T1">properties</text:span></text:p>
          </draw:text-box>
        </draw:frame>
        <draw:custom-shape draw:style-name="gr9" draw:text-style-name="P8" draw:layer="layout" svg:width="23.363cm" svg:height="4.646cm" svg:x="-3cm" svg:y="5.6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3.363cm" svg:height="5.328cm" svg:x="-3cm" svg:y="24.898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0" draw:layer="layout" svg:width="9.427cm" svg:height="3.006cm" svg:x="4.241cm" svg:y="6.31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2" draw:layer="layout" svg:width="5.055cm" svg:height="1.499cm" svg:x="4.241cm" svg:y="6.454cm">
            <draw:text-box>
              <text:p text:style-name="P11"><text:span text:style-name="T2">motd: "Hello"</text:span></text:p>
              <text:p text:style-name="P11"/>
            </draw:text-box>
          </draw:frame>
        </draw:g>
        <draw:custom-shape draw:style-name="gr13" draw:text-style-name="P10" draw:layer="layout" svg:width="9.29cm" svg:height="3.005cm" svg:x="10.253cm" svg:y="11.2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5.874cm" svg:height="0.546cm" svg:x="10.253cm" svg:y="10.729cm">
          <text:p text:style-name="P13"><text:span text:style-name="T3">Datacenter : DC1</text:span>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4.372cm" svg:height="1.639cm" svg:x="10.279cm" svg:y="11.336cm">
          <draw:text-box>
            <text:p text:style-name="P15">Defines:</text:p>
            <text:p text:style-name="P15">dns: 9.9.9.<text:span text:style-name="T4">9</text:span></text:p>
          </draw:text-box>
        </draw:frame>
        <draw:frame draw:style-name="gr16" draw:text-style-name="P12" draw:layer="layout" svg:width="4.509cm" svg:height="2.654cm" svg:x="15.034cm" svg:y="11.336cm">
          <draw:text-box>
            <text:p text:style-name="P11">All:</text:p>
            <text:p text:style-name="P11"><text:span text:style-name="T2">motd: "Hello"</text:span></text:p>
            <text:p text:style-name="P11"><text:span text:style-name="T5">dns: 9.9.9.9</text:span></text:p>
            <text:p text:style-name="P11"/>
          </draw:text-box>
        </draw:frame>
        <draw:custom-shape draw:style-name="gr17" draw:text-style-name="P10" draw:layer="layout" svg:width="9.29cm" svg:height="3.006cm" svg:x="-2.18cm" svg:y="21.108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5.055cm" svg:height="3.212cm" svg:x="2.362cm" svg:y="21.008cm">
          <draw:text-box>
            <text:p text:style-name="P11">All:</text:p>
            <text:p text:style-name="P11"><text:span text:style-name="T2">motd: "Hello"</text:span></text:p>
            <text:p text:style-name="P11"><text:span text:style-name="T4">dns: 9.9.9.9</text:span></text:p>
            <text:p text:style-name="P11"><text:span text:style-name="T6">config: {</text:span></text:p>
            <text:p text:style-name="P11"><text:span text:style-name="T7"><text:s text:c="2"/></text:span><text:span text:style-name="T7">"path": "/debian10"</text:span></text:p>
            <text:p text:style-name="P11"><text:span text:style-name="T6"><text:s text:c="2"/></text:span><text:span text:style-name="T6">"pkg":"apt"</text:span></text:p>
            <text:p text:style-name="P11"><text:span text:style-name="T6">}</text:span></text:p>
          </draw:text-box>
        </draw:frame>
        <draw:custom-shape draw:style-name="gr19" draw:text-style-name="P17" draw:layer="layout" svg:width="5.875cm" svg:height="0.547cm" svg:x="-2.18cm" svg:y="19.743cm">
          <text:p text:style-name="P13"><text:span text:style-name="T3">Debian 10</text:span></text:p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5.055cm" svg:height="2.366cm" svg:x="-2.334cm" svg:y="21.178cm">
          <draw:text-box>
            <text:p text:style-name="P18">Defines:</text:p>
            <text:p text:style-name="P18">config: {</text:p>
            <text:p text:style-name="P18"><text:s text:c="2"/>"path": "/<text:span text:style-name="T8">debian10</text:span>"</text:p>
            <text:p text:style-name="P18">}</text:p>
            <text:p text:style-name="P18"/>
          </draw:text-box>
        </draw:frame>
        <draw:custom-shape draw:style-name="gr21" draw:text-style-name="P10" draw:layer="layout" svg:width="9.291cm" svg:height="3.006cm" svg:x="-2.164cm" svg:y="11.27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5.192cm" svg:height="3.212cm" svg:x="-2.237cm" svg:y="11.175cm">
          <draw:text-box>
            <text:p text:style-name="P20">Defines:</text:p>
            <text:p text:style-name="P20">dns: 1.1.1.1</text:p>
            <text:p text:style-name="P20">config: {</text:p>
            <text:p text:style-name="P20"><text:s text:c="2"/>"path": "/debian"</text:p>
            <text:p text:style-name="P20"><text:s text:c="2"/>"pkg":"apt"</text:p>
            <text:p text:style-name="P20">}</text:p>
            <text:p text:style-name="P20"/>
          </draw:text-box>
        </draw:frame>
        <draw:custom-shape draw:style-name="gr23" draw:text-style-name="P22" draw:layer="layout" svg:width="5.875cm" svg:height="0.546cm" svg:x="-2.164cm" svg:y="10.729cm">
          <text:p text:style-name="P13"><text:span text:style-name="T3">Any Debian</text:span>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5.055cm" svg:height="3.212cm" svg:x="2.208cm" svg:y="11.175cm">
          <draw:text-box>
            <text:p text:style-name="P11">All:</text:p>
            <text:p text:style-name="P11"><text:span text:style-name="T2">motd: "Hello"</text:span></text:p>
            <text:p text:style-name="P11"><text:span text:style-name="T9">dns: 1.1.1.1</text:span></text:p>
            <text:p text:style-name="P11"><text:span text:style-name="T9">config: {</text:span></text:p>
            <text:p text:style-name="P11"><text:span text:style-name="T9"><text:s text:c="2"/></text:span><text:span text:style-name="T9">"path": "/debian"</text:span></text:p>
            <text:p text:style-name="P11"><text:span text:style-name="T9"><text:s text:c="2"/></text:span><text:span text:style-name="T9">"pkg":"apt"</text:span></text:p>
            <text:p text:style-name="P11"><text:span text:style-name="T9">}</text:span></text:p>
          </draw:text-box>
        </draw:frame>
        <draw:custom-shape draw:style-name="gr25" draw:text-style-name="P10" draw:layer="layout" svg:width="9.29cm" svg:height="3.425cm" svg:x="-2.18cm" svg:y="25.9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7.378cm" svg:height="0.546cm" svg:x="-2.18cm" svg:y="25.405cm">
          <text:p text:style-name="P13"><text:span text:style-name="T3">Debian 10 node in DC1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5.055cm" svg:height="3.635cm" svg:x="2.329cm" svg:y="25.854cm">
          <draw:text-box>
            <text:p text:style-name="P11">All:</text:p>
            <text:p text:style-name="P11"><text:span text:style-name="T2">motd: "Hello"</text:span></text:p>
            <text:p text:style-name="P11"><text:span text:style-name="T4">dns: 9.9.9.9</text:span></text:p>
            <text:p text:style-name="P11"><text:span text:style-name="T6">config: {</text:span></text:p>
            <text:p text:style-name="P11"><text:span text:style-name="T8"><text:s text:c="2"/></text:span><text:span text:style-name="T8">"path": "/debian10"</text:span></text:p>
            <text:p text:style-name="P11"><text:span text:style-name="T6"><text:s text:c="2"/></text:span><text:span text:style-name="T6">"pkg":"apt"</text:span></text:p>
            <text:p text:style-name="P11"><text:span text:style-name="T6">}</text:span></text:p>
            <text:p text:style-name="P11"><text:span text:style-name="T10">node: value</text:span></text:p>
          </draw:text-box>
        </draw:frame>
        <draw:frame draw:style-name="gr28" draw:text-style-name="P25" draw:layer="layout" svg:width="3.422cm" svg:height="1.52cm" svg:x="-2.217cm" svg:y="25.991cm">
          <draw:text-box>
            <text:p text:style-name="P24">Defines:</text:p>
            <text:p text:style-name="P24">node: value</text:p>
            <text:p text:style-name="P24"/>
          </draw:text-box>
        </draw:frame>
        <draw:custom-shape draw:style-name="gr29" draw:text-style-name="P10" draw:layer="layout" svg:width="9.291cm" svg:height="3.425cm" svg:x="10.389cm" svg:y="25.9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7.378cm" svg:height="0.546cm" svg:x="10.389cm" svg:y="25.405cm">
          <text:p text:style-name="P13"><text:span text:style-name="T3">RHEL 8 node in DC1</text:span></text:p>
          <draw:enhanced-geometry svg:viewBox="0 0 21600 21600" draw:type="rectangle" draw:enhanced-path="M 0 0 L 21600 0 21600 21600 0 21600 0 0 Z N"/>
        </draw:custom-shape>
        <draw:frame draw:style-name="gr30" draw:text-style-name="P12" draw:layer="layout" svg:width="4.007cm" svg:height="1.995cm" svg:x="14.898cm" svg:y="25.954cm">
          <draw:text-box>
            <text:p text:style-name="P11">All:</text:p>
            <text:p text:style-name="P11"><text:span text:style-name="T4">dns: 9.9.9.9</text:span></text:p>
            <text:p text:style-name="P11"><text:span text:style-name="T10">motd: "World!"</text:span></text:p>
            <text:p text:style-name="P11"/>
          </draw:text-box>
        </draw:frame>
        <draw:frame draw:style-name="gr31" draw:text-style-name="P25" draw:layer="layout" svg:width="3.752cm" svg:height="1.52cm" svg:x="10.353cm" svg:y="25.991cm">
          <draw:text-box>
            <text:p text:style-name="P24">Defines:</text:p>
            <text:p text:style-name="P24">motd: "<text:span text:style-name="T11">World</text:span>!"</text:p>
            <text:p text:style-name="P24"/>
          </draw:text-box>
        </draw:frame>
        <draw:custom-shape draw:style-name="gr32" draw:text-style-name="P10" draw:layer="layout" svg:width="9.29cm" svg:height="3.012cm" svg:x="4.378cm" svg:y="16.84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5.875cm" svg:height="0.475cm" svg:x="4.378cm" svg:y="15.411cm">
          <text:p text:style-name="P13"><text:span text:style-name="T3">Debian in DC1</text:span></text:p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5.055cm" svg:height="3.212cm" svg:x="8.75cm" svg:y="16.768cm">
          <draw:text-box>
            <text:p text:style-name="P11">All:</text:p>
            <text:p text:style-name="P11"><text:span text:style-name="T2">motd: "Hello"</text:span></text:p>
            <text:p text:style-name="P11"><text:span text:style-name="T4">dns: 9.9.9.9</text:span></text:p>
            <text:p text:style-name="P11"><text:span text:style-name="T6">config: {</text:span></text:p>
            <text:p text:style-name="P11"><text:span text:style-name="T6"><text:s text:c="2"/></text:span><text:span text:style-name="T6">"path": </text:span><text:span text:style-name="T6">"/debian"</text:span></text:p>
            <text:p text:style-name="P11"><text:span text:style-name="T6"><text:s text:c="2"/></text:span><text:span text:style-name="T6">"pkg":"apt"</text:span></text:p>
            <text:p text:style-name="P11"><text:span text:style-name="T6">}</text:span></text:p>
          </draw:text-box>
        </draw:frame>
        <draw:frame draw:style-name="gr35" draw:text-style-name="P12" draw:layer="layout" svg:width="2.664cm" svg:height="1.097cm" svg:x="4.341cm" svg:y="16.769cm">
          <draw:text-box>
            <text:p text:style-name="P11">Defines:</text:p>
            <text:p text:style-name="P11">-</text:p>
          </draw:text-box>
        </draw:frame>
        <draw:frame draw:style-name="gr36" draw:text-style-name="P28" draw:layer="layout" svg:width="7.514cm" svg:height="0.997cm" svg:x="6.627cm" svg:y="15.846cm">
          <draw:text-box>
            <text:p text:style-name="P27">1/ Groups: Group ID = Any Debian</text:p>
            <text:p text:style-name="P27">2/ Groups: Group ID = DC1 </text:p>
          </draw:text-box>
        </draw:frame>
        <draw:custom-shape draw:style-name="gr37" draw:text-style-name="P10" draw:layer="layout" svg:width="9.29cm" svg:height="0.968cm" svg:x="4.378cm" svg:y="15.881cm">
          <text:p/>
          <draw:enhanced-geometry svg:viewBox="0 0 21600 21600" draw:type="rectangle" draw:enhanced-path="M 0 0 L 21600 0 21600 21600 0 21600 0 0 Z N"/>
        </draw:custom-shape>
        <draw:frame draw:style-name="gr38" draw:text-style-name="P30" draw:layer="layout" svg:width="1.9cm" svg:height="0.863cm" svg:x="4.605cm" svg:y="15.93cm">
          <draw:text-box>
            <text:p text:style-name="P29">criteria</text:p>
          </draw:text-box>
        </draw:frame>
        <draw:custom-shape draw:style-name="gr39" draw:text-style-name="P31" draw:layer="layout" svg:width="0.211cm" svg:height="0.811cm" svg:x="6.373cm" svg:y="15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0" draw:text-style-name="P32" draw:layer="layout" svg:x1="14.078cm" svg:y1="14.651cm" svg:x2="14.078cm" svg:y2="25.308cm">
          <text:p/>
        </draw:line>
        <draw:line draw:style-name="gr40" draw:text-style-name="P32" draw:layer="layout" svg:x1="4.241cm" svg:y1="14.378cm" svg:x2="6.017cm" svg:y2="15.198cm">
          <text:p/>
        </draw:line>
        <draw:line draw:style-name="gr40" draw:text-style-name="P32" draw:layer="layout" svg:x1="1.879cm" svg:y1="14.378cm" svg:x2="1.879cm" svg:y2="19.433cm">
          <text:p/>
        </draw:line>
        <draw:line draw:style-name="gr40" draw:text-style-name="P32" draw:layer="layout" svg:x1="7.793cm" svg:y1="9.46cm" svg:x2="6.427cm" svg:y2="10.553cm">
          <text:p/>
        </draw:line>
        <draw:line draw:style-name="gr40" draw:text-style-name="P32" draw:layer="layout" svg:x1="1.879cm" svg:y1="24.215cm" svg:x2="1.879cm" svg:y2="25.171cm">
          <text:p/>
        </draw:line>
        <draw:line draw:style-name="gr40" draw:text-style-name="P32" draw:layer="layout" svg:x1="12.848cm" svg:y1="14.385cm" svg:x2="11.072cm" svg:y2="15.205cm">
          <text:p/>
        </draw:line>
        <draw:frame draw:style-name="gr41" draw:text-style-name="P28" draw:layer="layout" svg:width="7.515cm" svg:height="0.624cm" svg:x="0.169cm" svg:y="20.384cm">
          <draw:text-box>
            <text:p><text:span text:style-name="T12">1/ Groups: Group ID = Any Debian</text:span></text:p>
          </draw:text-box>
        </draw:frame>
        <draw:custom-shape draw:style-name="gr42" draw:text-style-name="P10" draw:layer="layout" svg:width="9.29cm" svg:height="0.82cm" svg:x="-2.18cm" svg:y="20.288cm">
          <text:p/>
          <draw:enhanced-geometry svg:viewBox="0 0 21600 21600" draw:type="rectangle" draw:enhanced-path="M 0 0 L 21600 0 21600 21600 0 21600 0 0 Z N"/>
        </draw:custom-shape>
        <draw:frame draw:style-name="gr43" draw:text-style-name="P30" draw:layer="layout" svg:width="2.058cm" svg:height="0.632cm" svg:x="-1.953cm" svg:y="20.341cm">
          <draw:text-box>
            <text:p><text:span text:style-name="T13">criteria</text:span></text:p>
          </draw:text-box>
        </draw:frame>
        <draw:line draw:style-name="gr40" draw:text-style-name="P32" draw:layer="layout" svg:x1="10.251cm" svg:y1="9.464cm" svg:x2="11.617cm" svg:y2="10.5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François Armand</meta:initial-creator>
    <meta:creation-date>2020-05-03T17:53:30.186658751</meta:creation-date>
    <meta:generator>LibreOffice/6.4.3.2$Linux_X86_64 LibreOffice_project/40$Build-2</meta:generator>
    <dc:date>2020-05-07T23:50:02.278954753</dc:date>
    <dc:creator>François Armand</dc:creator>
    <meta:editing-duration>PT32M14S</meta:editing-duration>
    <meta:editing-cycles>16</meta:editing-cycles>
    <meta:document-statistic meta:object-count="51"/>
  </office:meta>
</office:document-meta>
</file>